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AHUAMEL DELGADO, YURY SAMUE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176674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0684894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NAHUAMEL DELGADO, YURY SAMU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76674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3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4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20:20:5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